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ercu" svg:font-family="Apercu, 'SF Pro Text', 'SF Pro Icons', 'Helvetica Neue', Helvetica, Calibri, Arial, sans-serif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Apercu" fo:font-size="12pt" officeooo:rsid="0014a5a6" officeooo:paragraph-rsid="0014a5a6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Arial1" fo:font-size="12pt" officeooo:rsid="0014a5a6" officeooo:paragraph-rsid="0014a5a6" style:font-size-asian="12pt" style:font-size-complex="12pt"/>
    </style:style>
    <style:style style:name="T1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Laboratório de HTTP</text:span></text:h>
      <text:p text:style-name="P2"/>
      <text:p text:style-name="P2">1) Meu navegador e meu servidor executam o HTTP 1.1.</text:p>
      <text:p text:style-name="P2"/>
      <text:p text:style-name="P2">2) Meu navegador indica que pode ser aceito as linguagens Português e inglês ao servidor.</text:p>
      <text:p text:style-name="P2"/>
      <text:p text:style-name="P2">3) O endereço IP do meu computador é 10.20.22.179 e o endereço IP do servidor gaia.cs.umass.edu é 128.119.245.12.</text:p>
      <text:p text:style-name="P2"/>
      <text:p text:style-name="P2">4) O código de status que retorna do servidor para o navegador é 200.</text:p>
      <text:p text:style-name="P2"/>
      <text:p text:style-name="P2">5) O arquivo HTML foi modificado 04/05/23 12:14:24 GMT.</text:p>
      <text:p text:style-name="P2"/>
      <text:p text:style-name="P2">6) São retornados 126 bytes de conteúdo do navegador.</text:p>
      <text:p text:style-name="P2"/>
      <text:p text:style-name="P2">8) Sim eu vejo uma linha IF-MODIFIED-SINCE.</text:p>
      <text:p text:style-name="P2"/>
      <text:p text:style-name="P2">9) O servidor me retornou o mesmo arquivo que anteriormente.</text:p>
      <text:p text:style-name="P2"/>
      <text:p text:style-name="P2">10) Sim, a informação que segue o cabeçalho de IF-MODIFIED-SINCE é “Thu, 04 May 2023 05:59:02 GMT\r\n”.</text:p>
      <text:p text:style-name="P2"/>
      <text:p text:style-name="P2">11) O codigo de status retornado pelo servidor foi “304 Not Modified”, o servidor não retornou explicitamente o arquivo.</text:p>
      <text:p text:style-name="P2"/>
      <text:p text:style-name="P2">12) Foi enviado uma mensagem HTTP GET pelo navegador.</text:p>
      <text:p text:style-name="P2"/>
      <text:p text:style-name="P2">13) Foram necessários 4 segmentos TCP para carregar a resposta.</text:p>
      <text:p text:style-name="P2"/>
      <text:p text:style-name="P2">14) O código retornado foi 200 OK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ercu" svg:font-family="Apercu, 'SF Pro Text', 'SF Pro Icons', 'Helvetica Neue', Helvetica, Calibri, Arial, sans-serif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08:47:36.306000000</meta:creation-date>
    <dc:date>2023-05-04T09:36:42.907000000</dc:date>
    <meta:editing-duration>PT49M9S</meta:editing-duration>
    <meta:editing-cycles>1</meta:editing-cycles>
    <meta:document-statistic meta:table-count="0" meta:image-count="0" meta:object-count="0" meta:page-count="1" meta:paragraph-count="14" meta:word-count="157" meta:character-count="926" meta:non-whitespace-character-count="783"/>
    <meta:generator>LibreOffice/7.4.2.3$Windows_X86_64 LibreOffice_project/382eef1f22670f7f4118c8c2dd222ec7ad009daf</meta:generator>
  </office:meta>
</office:document-meta>
</file>